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.1965in"/>
    </style:style>
    <style:style style:name="P4" style:family="paragraph" style:parent-style-name="Text_20_body">
      <style:paragraph-properties fo:margin-top="0in" fo:margin-bottom="0.1965in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.1965in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astNLO MCFM authorcode<text:line-break/><text:line-break/></text:span>remember:</text:p>
      <text:list text:style-name="L1">
        <text:list-item>
          <text:p text:style-name="P2">Each scale variation has to be computed in a single MCFM job.  <text:line-break/>-&gt; maybe even every single bin, for optimal phase space?<text:line-break/>Why not instead of many jobs for all bins, many jobs each one bin?</text:p>
        </text:list-item>
        <text:list-item>
          <text:p text:style-name="P2">Therefore the table will be filled job-by-job with additional ingredients: LO, NLO(scale1), NLO(scale2), NLO(scale3) </text:p>
        </text:list-item>
        <text:list-item>
          <text:p text:style-name="P2">The LO job will fill the LO entries and its results will be subtracted from the NLO entries (since the virtual NLO job includes the LO results) </text:p>
        </text:list-item>
        <text:list-item>
          <text:p text:style-name="P3">alphas/2pi needs to be set to unity in the MCFM jobs -&gt; or try to identify in code and divide</text:p>
        </text:list-item>
      </text:list>
      <text:p text:style-name="P4"><text:line-break/><text:span text:style-name="T1">structure</text:span></text:p>
      <text:list text:style-name="L2">
        <text:list-item>
          <text:p text:style-name="P5"><text:span text:style-name="T2">fncreate</text:span>: initialize fastNLO commonblock, create empty table -&gt; call <text:span text:style-name="T2">fnwrite</text:span></text:p>
        </text:list-item>
        <text:list-item>
          <text:p text:style-name="P5"><text:span text:style-name="T2">fninit</text:span>: read empty or partially filled table -&gt; call <text:span text:style-name="T2">fnread</text:span> </text:p>
        </text:list-item>
        <text:list-item>
          <text:p text:style-name="P5"><text:span text:style-name="T2">fnevent</text:span>: (called in each event) compute bin No., get x1, x2, mu, No. of scale variation -&gt; call <text:span text:style-name="T2">fnfill</text:span></text:p>
        </text:list-item>
        <text:list-item>
          <text:p text:style-name="P5"><text:span text:style-name="T2">fnfill: </text:span>compute x1,x2 bin and delta1, delta2, also mu bin -&gt; compute kernels (<text:span text:style-name="T2">fnxkern, fnmukern</text:span>) -&gt; update array</text:p>
        </text:list-item>
        <text:list-item>
          <text:p text:style-name="P5"><text:span text:style-name="T2">fnterm</text:span>: write table -&gt; call <text:span text:style-name="T2">fnwrite</text:span> </text:p>
        </text:list-item>
        <text:list-item>
          <text:p text:style-name="P6">run a new job with a different scale -&gt;goto 2.</text:p>
        </text:list-item>
      </text:list>
      <text:p text:style-name="Text_20_body"><text:line-break/><text:span text:style-name="T1">SUBROUTINES:</text:span><text:line-break/><text:span text:style-name="T1">fntable(readwriteflag, filename)<text:line-break/></text:span>reads or writes fastNLO table<text:line-break/><text:span text:style-name="T1">fncreate<text:line-break/></text:span>called before first event (before fninit)<text:line-break/>starting point for new fastNLO-MCFM job: fills fastNLO commonblock with structure of observable (bins, xlimits, etc.)<text:line-break/>calls <text:span text:style-name="T2">fnwrite</text:span> to write empty table with correct header plus info on xnodes, scalenodes, etc.<text:line-break/><text:span text:style-name="T1">fninit<text:line-break/></text:span>called at beginning of first event in MCFM<text:line-break/>calls <text:span text:style-name="T2">fnread </text:span>to read empty table (or partially filled table with only few scale variations) with observable definition in header<text:line-break/><text:span text:style-name="T1">fnterm<text:line-break/></text:span>called at the very end of one MCFM calculation - calls <text:span text:style-name="T2">fnwrite</text:span> to write out the table<text:line-break/><text:span text:style-name="T1">fnevent<text:line-break/></text:span>called in every event. Computes the bin number of the observable and provides the pQCDcoefficients, mu,x1,x2 and the number of the current scale variation and calls <text:span text:style-name="T2">fnfill </text:span>to update the table<text:line-break/><text:span text:style-name="T1">fnfill<text:line-break/></text:span>called from fnevent. Computes the position of the current event in the x1,x2-array and the relative distances delta1, delta2 (and the same for the mu bin). Calls <text:span text:style-name="T2">fnxkern</text:span> and <text:span text:style-name="T2">fnmukern</text:span> to compute the interpolation kernels k1(4), k2(4). Fills the contributions k1(4), k2(4) into the table<text:line-break/><text:span text:style-name="T1">fnxkern(iflag,delta1,delta2,kern1(4),kern2(4))<text:line-break/></text:span>compute the interpolation kernels for the x-interpolation. IFLAG indicates if  working in the middle region (=0) or near the upper/lowerboundaries (=+/-1, 2)<text:line-break/><text:span text:style-name="T1">fnmukern(iflag,delta,kern(4))</text:span><text:line-break/>compute the interpolation kernel for the mu-interpolation. IFLAG indicates if  working in the middle region (=0) or near the upper/lowerboundaries (=+/-1, 2)<text:line-break/><text:line-break/><text:span text:style-name="T1">Z+JET PRODUCTION<text:line-break/></text:span>12 relevant subprocesses (in LO and NLO) for inclusive W and for inclusive Z production<text:line-break/><text:line-break/>LO: qqb, gq, qg<text:line-break/>NLO: also gg, qq, qbqb<text:line-break/><text:line-break/>LO: 2*10*10M job in 8hours<text:line-break/>maybe faster after removing add. histograms?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16pt" fo:font-weight="bold" style:font-name-asian="HG Mincho Light J" style:font-size-asian="16pt" style:font-weight-asian="bold" style:font-name-complex="Arial Unicode MS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.0598in" fo:margin-bottom="0.1965in" fo:text-indent="0in" style:auto-text-indent="false" fo:padding="0.1in" fo:border="0.0008in solid #ddddd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8-05-11T06:59:29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3" meta:word-count="455" meta:character-count="2737"/>
  </office:meta>
</office:document-meta>
</file>